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766cm" fo:min-width="4.58cm"/>
    </style:style>
    <style:style style:name="gr3" style:family="graphic" style:parent-style-name="standard">
      <style:graphic-properties draw:fill-color="#dfcce4" draw:textarea-horizontal-align="justify" draw:textarea-vertical-align="middle" draw:auto-grow-height="false" fo:min-height="0.766cm" fo:min-width="4.58cm"/>
    </style:style>
    <style:style style:name="gr4" style:family="graphic" style:parent-style-name="standard">
      <style:graphic-properties draw:fill-color="#c2e0ae" draw:textarea-horizontal-align="justify" draw:textarea-vertical-align="middle" draw:auto-grow-height="false" fo:min-height="0.766cm" fo:min-width="4.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89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0.942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-color="#dfcce4"/>
      <style:paragraph-properties fo:text-align="center"/>
    </style:style>
    <style:style style:name="P4" style:family="paragraph">
      <loext:graphic-properties draw:fill-color="#c2e0a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016cm" svg:x="3.032cm" svg:y="2.016cm">
          <text:p text:style-name="P1">NULL 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016cm" svg:x="3.159cm" svg:y="3.413cm">
          <text:p text:style-name="P1">扩展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08cm" svg:height="1.016cm" svg:x="3.159cm" svg:y="4.81cm">
          <text:p text:style-name="P1">分枝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5.08cm" svg:height="1.016cm" svg:x="3.286cm" svg:y="6.207cm">
          <text:p text:style-name="P1">叶子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s" svg:x1="8.239cm" svg:y1="3.921cm" svg:x2="10.387cm" svg:y2="3.233cm" draw:start-shape="id1" draw:start-glue-point="1" svg:d="M8239 3921h501l1647-688" svg:viewBox="0 0 2149 689">
          <text:p/>
        </draw:connector>
        <draw:frame draw:style-name="gr6" draw:text-style-name="P6" draw:layer="layout" svg:width="4.312cm" svg:height="1.191cm" svg:x="10.525cm" svg:y="2.603cm">
          <draw:text-box>
            <text:p>保存共同路径</text:p>
          </draw:text-box>
        </draw:frame>
        <draw:connector draw:style-name="gr5" draw:text-style-name="P5" draw:layer="layout" draw:type="lines" svg:x1="8.239cm" svg:y1="5.318cm" svg:x2="10.714cm" svg:y2="5.226cm" draw:start-shape="id2" draw:start-glue-point="1" svg:d="M8239 5318h501l1974-92" svg:viewBox="0 0 2476 93">
          <text:p/>
        </draw:connector>
        <draw:connector draw:style-name="gr5" draw:text-style-name="P5" draw:layer="layout" draw:type="lines" svg:x1="8.366cm" svg:y1="6.715cm" svg:x2="10.91cm" svg:y2="7.153cm" draw:start-shape="id3" draw:start-glue-point="1" svg:d="M8366 6715h501l2043 438" svg:viewBox="0 0 2545 439">
          <text:p/>
        </draw:connector>
        <draw:frame draw:style-name="gr6" draw:text-style-name="P6" draw:layer="layout" svg:width="4.312cm" svg:height="1.191cm" svg:x="10.906cm" svg:y="4.683cm">
          <draw:text-box>
            <text:p>保存分叉路径</text:p>
          </draw:text-box>
        </draw:frame>
        <draw:frame draw:style-name="gr6" draw:text-style-name="P6" draw:layer="layout" svg:width="5.582cm" svg:height="1.191cm" svg:x="11.033cm" svg:y="6.715cm">
          <draw:text-box>
            <text:p>保存结束路径和值</text:p>
          </draw:text-box>
        </draw:frame>
        <draw:custom-shape draw:style-name="gr2" draw:text-style-name="P2" xml:id="id9" draw:id="id9" draw:layer="layout" svg:width="5.08cm" svg:height="1.016cm" svg:x="8.747cm" svg:y="11.922cm">
          <text:p text:style-name="P1">扩展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08cm" svg:height="1.016cm" svg:x="8.874cm" svg:y="13.954cm">
          <text:p text:style-name="P1">分枝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1.414cm" svg:y1="14.97cm" svg:x2="8.62cm" svg:y2="17.129cm" draw:start-shape="id4" draw:start-glue-point="2" draw:end-shape="id5" draw:end-glue-point="0" svg:d="M11414 14970l-2794 2159" svg:viewBox="0 0 2795 2160">
          <text:p/>
        </draw:connector>
        <draw:connector draw:style-name="gr5" draw:text-style-name="P5" draw:layer="layout" draw:type="line" svg:x1="15.224cm" svg:y1="20.177cm" svg:x2="11.033cm" svg:y2="21.828cm" draw:start-shape="id6" draw:start-glue-point="2" draw:end-shape="id7" draw:end-glue-point="0" svg:d="M15224 20177l-4191 1651" svg:viewBox="0 0 4192 1652">
          <text:p/>
        </draw:connector>
        <draw:connector draw:style-name="gr5" draw:text-style-name="P5" draw:layer="layout" draw:type="line" svg:x1="11.414cm" svg:y1="14.97cm" svg:x2="14.97cm" svg:y2="17.002cm" draw:start-shape="id4" draw:start-glue-point="2" draw:end-shape="id8" draw:end-glue-point="0" svg:d="M11414 14970l3556 2032" svg:viewBox="0 0 3557 2033">
          <text:p/>
        </draw:connector>
        <draw:connector draw:style-name="gr5" draw:text-style-name="P5" draw:layer="layout" draw:type="line" svg:x1="11.287cm" svg:y1="12.938cm" svg:x2="11.414cm" svg:y2="13.954cm" draw:start-shape="id9" draw:start-glue-point="2" draw:end-shape="id4" draw:end-glue-point="0" svg:d="M11287 12938l127 1016" svg:viewBox="0 0 128 1017">
          <text:p/>
        </draw:connector>
        <draw:custom-shape draw:style-name="gr2" draw:text-style-name="P2" xml:id="id8" draw:id="id8" draw:layer="layout" svg:width="5.08cm" svg:height="1.016cm" svg:x="12.43cm" svg:y="17.002cm">
          <text:p text:style-name="P1">扩展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5.08cm" svg:height="1.016cm" svg:x="6.08cm" svg:y="17.129cm">
          <text:p text:style-name="P1">叶子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08cm" svg:height="1.016cm" svg:x="12.684cm" svg:y="19.161cm">
          <text:p text:style-name="P1">分枝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4.97cm" svg:y1="18.018cm" svg:x2="15.224cm" svg:y2="19.161cm" draw:start-shape="id8" draw:start-glue-point="2" draw:end-shape="id6" draw:end-glue-point="0" svg:d="M14970 18018l254 1143" svg:viewBox="0 0 255 1144">
          <text:p/>
        </draw:connector>
        <draw:custom-shape draw:style-name="gr4" draw:text-style-name="P4" xml:id="id7" draw:id="id7" draw:layer="layout" svg:width="5.08cm" svg:height="1.016cm" svg:x="8.493cm" svg:y="21.828cm">
          <text:p text:style-name="P1">叶子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5.08cm" svg:height="1.016cm" svg:x="14.97cm" svg:y="21.828cm">
          <text:p text:style-name="P1">叶子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5.224cm" svg:y1="20.177cm" svg:x2="17.51cm" svg:y2="21.828cm" draw:start-shape="id6" draw:start-glue-point="2" draw:end-shape="id10" draw:end-glue-point="0" svg:d="M15224 20177l2286 1651" svg:viewBox="0 0 2287 1652">
          <text:p/>
        </draw:connector>
        <draw:frame draw:style-name="gr7" draw:text-style-name="P7" draw:layer="layout" svg:width="8.128cm" svg:height="1.191cm" svg:x="3.032cm" svg:y="25.765cm">
          <draw:text-box>
            <text:p>共同路径 之后 是分叉路径</text:p>
          </draw:text-box>
        </draw:frame>
        <draw:frame draw:style-name="gr6" draw:text-style-name="P6" xml:id="id11" draw:id="id11" draw:layer="layout" svg:width="2.051cm" svg:height="0.962cm" svg:x="15.605cm" svg:y="2.651cm">
          <draw:text-box>
            <text:p>prefix</text:p>
          </draw:text-box>
        </draw:frame>
        <draw:frame draw:style-name="gr6" draw:text-style-name="P6" draw:layer="layout" svg:width="2.051cm" svg:height="0.962cm" svg:x="17.618cm" svg:y="6.769cm">
          <draw:text-box>
            <text:p>prefix</text:p>
          </draw:text-box>
        </draw:frame>
        <draw:connector draw:style-name="gr5" draw:text-style-name="P5" draw:layer="layout" draw:type="line" svg:x1="17.656cm" svg:y1="3.132cm" svg:x2="19.402cm" svg:y2="2.254cm" draw:start-shape="id11" draw:start-glue-point="1" svg:d="M17656 3132l1746-878" svg:viewBox="0 0 1747 879">
          <text:p/>
        </draw:connector>
        <draw:connector draw:style-name="gr5" draw:text-style-name="P5" draw:layer="layout" draw:type="line" svg:x1="17.656cm" svg:y1="3.132cm" svg:x2="19.598cm" svg:y2="4.067cm" draw:start-shape="id11" draw:start-glue-point="1" svg:d="M17656 3132l1942 935" svg:viewBox="0 0 1943 936">
          <text:p/>
        </draw:connector>
        <draw:frame draw:style-name="gr6" draw:text-style-name="P6" draw:layer="layout" svg:width="0.853cm" svg:height="0.962cm" svg:x="19.669cm" svg:y="1.889cm">
          <draw:text-box>
            <text:p>0</text:p>
          </draw:text-box>
        </draw:frame>
        <draw:frame draw:style-name="gr6" draw:text-style-name="P6" draw:layer="layout" svg:width="0.853cm" svg:height="0.962cm" svg:x="19.669cm" svg:y="3.667cm">
          <draw:text-box>
            <text:p>1</text:p>
          </draw:text-box>
        </draw:frame>
        <draw:frame draw:style-name="gr6" draw:text-style-name="P6" draw:layer="layout" svg:width="4.312cm" svg:height="1.191cm" svg:x="21.574cm" svg:y="2.016cm">
          <draw:text-box>
            <text:p>路径长度偶数</text:p>
          </draw:text-box>
        </draw:frame>
        <draw:frame draw:style-name="gr6" draw:text-style-name="P6" draw:layer="layout" svg:width="4.312cm" svg:height="1.191cm" svg:x="21.066cm" svg:y="3.746cm">
          <draw:text-box>
            <text:p>路径长度奇数</text:p>
          </draw:text-box>
        </draw:frame>
        <draw:connector draw:style-name="gr5" draw:text-style-name="P5" draw:layer="layout" draw:type="line" svg:x1="19.415cm" svg:y1="7.196cm" svg:x2="21.161cm" svg:y2="6.318cm" svg:d="M19415 7196l1746-878" svg:viewBox="0 0 1747 879">
          <text:p/>
        </draw:connector>
        <draw:connector draw:style-name="gr5" draw:text-style-name="P5" draw:layer="layout" draw:type="line" svg:x1="19.415cm" svg:y1="7.196cm" svg:x2="21.357cm" svg:y2="8.131cm" svg:d="M19415 7196l1942 935" svg:viewBox="0 0 1943 936">
          <text:p/>
        </draw:connector>
        <draw:frame draw:style-name="gr6" draw:text-style-name="P6" draw:layer="layout" svg:width="0.853cm" svg:height="0.962cm" svg:x="21.428cm" svg:y="5.953cm">
          <draw:text-box>
            <text:p>2</text:p>
          </draw:text-box>
        </draw:frame>
        <draw:frame draw:style-name="gr6" draw:text-style-name="P6" draw:layer="layout" svg:width="0.853cm" svg:height="0.962cm" svg:x="21.428cm" svg:y="7.731cm">
          <draw:text-box>
            <text:p>3</text:p>
          </draw:text-box>
        </draw:frame>
        <draw:frame draw:style-name="gr6" draw:text-style-name="P6" draw:layer="layout" svg:width="4.312cm" svg:height="1.191cm" svg:x="23.333cm" svg:y="6.08cm">
          <draw:text-box>
            <text:p>路径长度偶数</text:p>
          </draw:text-box>
        </draw:frame>
        <draw:frame draw:style-name="gr6" draw:text-style-name="P6" draw:layer="layout" svg:width="4.312cm" svg:height="1.191cm" svg:x="22.825cm" svg:y="7.81cm">
          <draw:text-box>
            <text:p>路径长度奇数</text:p>
          </draw:text-box>
        </draw:frame>
        <draw:frame draw:style-name="gr8" draw:text-style-name="P7" draw:layer="layout" svg:width="4.591cm" svg:height="0.963cm" svg:x="27.778cm" svg:y="2.016cm">
          <draw:text-box>
            <text:p>[00 a7, hashB]</text:p>
          </draw:text-box>
        </draw:frame>
        <draw:frame draw:style-name="gr8" draw:text-style-name="P7" draw:layer="layout" svg:width="6.001cm" svg:height="0.963cm" svg:x="29.289cm" svg:y="6.895cm">
          <draw:text-box>
            <text:p>[20 1355, 45.0ETH]</text:p>
          </draw:text-box>
        </draw:frame>
        <draw:frame draw:style-name="gr9" draw:text-style-name="P7" draw:layer="layout" svg:width="23.757cm" svg:height="1.192cm" svg:x="15.47cm" svg:y="4.937cm">
          <draw:text-box>
            <text:p>[ EMPTY, hashC, EMPTY, ..., EMPTY, hashD, EMPTY, ...., EMPTY, hashE, value]</text:p>
          </draw:text-box>
        </draw:frame>
        <draw:connector draw:style-name="gr5" draw:text-style-name="P5" draw:layer="layout" draw:type="line" svg:x1="23.606cm" svg:y1="22.844cm" svg:x2="19.415cm" svg:y2="24.495cm" draw:start-shape="id12" draw:start-glue-point="2" draw:end-shape="id13" draw:end-glue-point="0" svg:d="M23606 22844l-4191 1651" svg:viewBox="0 0 4192 1652">
          <text:p/>
        </draw:connector>
        <draw:custom-shape draw:style-name="gr3" draw:text-style-name="P3" xml:id="id12" draw:id="id12" draw:layer="layout" svg:width="5.08cm" svg:height="1.016cm" svg:x="21.066cm" svg:y="21.828cm">
          <text:p text:style-name="P1">分枝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5.08cm" svg:height="1.016cm" svg:x="16.875cm" svg:y="24.495cm">
          <text:p text:style-name="P1">叶子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5.08cm" svg:height="1.016cm" svg:x="23.352cm" svg:y="24.495cm">
          <text:p text:style-name="P1">叶子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3.606cm" svg:y1="22.844cm" svg:x2="25.892cm" svg:y2="24.495cm" draw:start-shape="id12" draw:start-glue-point="2" draw:end-shape="id14" draw:end-glue-point="0" svg:d="M23606 22844l2286 1651" svg:viewBox="0 0 2287 1652">
          <text:p/>
        </draw:connector>
        <draw:connector draw:style-name="gr5" draw:text-style-name="P5" draw:layer="layout" draw:type="line" svg:x1="15.224cm" svg:y1="20.177cm" svg:x2="23.606cm" svg:y2="21.828cm" draw:start-shape="id6" draw:start-glue-point="2" draw:end-shape="id12" draw:end-glue-point="0" svg:d="M15224 20177l8382 1651" svg:viewBox="0 0 8383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7T14:21:30.259976088</meta:creation-date>
    <meta:generator>LibreOffice/6.0.7.3$Linux_X86_64 LibreOffice_project/00m0$Build-3</meta:generator>
    <dc:date>2021-04-27T17:00:32.500478266</dc:date>
    <meta:editing-duration>PT1H58M50S</meta:editing-duration>
    <meta:editing-cycles>9</meta:editing-cycles>
    <meta:document-statistic meta:object-count="47"/>
  </office:meta>
</office:document-meta>
</file>